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prices">
        <table:table-row>
          <table:table-cell office:value-type="string">
            <text:p>date</text:p>
          </table:table-cell>
          <table:table-cell office:value-type="string">
            <text:p>ULD</text:p>
          </table:table-cell>
          <table:table-cell office:value-type="string">
            <text:p>Milk</text:p>
          </table:table-cell>
          <table:table-cell office:value-type="string">
            <text:p>Tuna</text:p>
          </table:table-cell>
          <table:table-cell office:value-type="string">
            <text:p>TwiningsEnglishBreakfast</text:p>
          </table:table-cell>
          <table:table-cell office:value-type="string">
            <text:p>BakerFlour</text:p>
          </table:table-cell>
        </table:table-row>
        <table:table-row>
          <table:table-cell office:value-type="string">
            <text:p>Sun Jan 19 13:57:01 2020</text:p>
          </table:table-cell>
          <table:table-cell office:value-type="string">
            <text:p>99.90</text:p>
          </table:table-cell>
        </table:table-row>
        <table:table-row>
          <table:table-cell office:value-type="string">
            <text:p>Mon Jan 20 18:00:07 2020</text:p>
          </table:table-cell>
          <table:table-cell office:value-type="string">
            <text:p>99.90</text:p>
          </table:table-cell>
        </table:table-row>
        <table:table-row>
          <table:table-cell office:value-type="string">
            <text:p>Tue Jan 21 10:00:03 2020</text:p>
          </table:table-cell>
          <table:table-cell office:value-type="string">
            <text:p>99.90</text:p>
          </table:table-cell>
        </table:table-row>
        <table:table-row>
          <table:table-cell office:value-type="string">
            <text:p>Wed Jan 22 18:00:02 2020</text:p>
          </table:table-cell>
          <table:table-cell office:value-type="string">
            <text:p>99.90</text:p>
          </table:table-cell>
        </table:table-row>
        <table:table-row>
          <table:table-cell office:value-type="string">
            <text:p>Sun Feb  2 19:04:18 2020</text:p>
          </table:table-cell>
          <table:table-cell office:value-type="string">
            <text:p>99.90</text:p>
          </table:table-cell>
        </table:table-row>
        <table:table-row>
          <table:table-cell office:value-type="string">
            <text:p>Mon Feb  3 14:00:04 2020</text:p>
          </table:table-cell>
          <table:table-cell office:value-type="string">
            <text:p>99.9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Tue Feb  4 10:00:01 2020</text:p>
          </table:table-cell>
          <table:table-cell office:value-type="string">
            <text:p>99.9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Wed Feb  5 07:00:05 2020</text:p>
          </table:table-cell>
          <table:table-cell office:value-type="string">
            <text:p>99.9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Thu Feb  6 09:00:03 2020</text:p>
          </table:table-cell>
          <table:table-cell office:value-type="string">
            <text:p>99.9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Fri Feb  7 07:00:03 2020</text:p>
          </table:table-cell>
          <table:table-cell office:value-type="string">
            <text:p>99.9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Sat Feb  8 12:00:05 2020</text:p>
          </table:table-cell>
          <table:table-cell office:value-type="string">
            <text:p>99.9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Sun Feb  9 21:45:21 2020</text:p>
          </table:table-cell>
          <table:table-cell office:value-type="string">
            <text:p>99.90</text:p>
          </table:table-cell>
          <table:table-cell office:value-type="string">
            <text:p>3.5</text:p>
          </table:table-cell>
          <table:table-cell office:value-type="string">
            <text:p>4.5</text:p>
          </table:table-cell>
          <table:table-cell office:value-type="string">
            <text:p>5.5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Mon Feb 10 09:00:04 2020</text:p>
          </table:table-cell>
          <table:table-cell office:value-type="string">
            <text:p>99.90</text:p>
          </table:table-cell>
          <table:table-cell office:value-type="string">
            <text:p>3.5</text:p>
          </table:table-cell>
          <table:table-cell office:value-type="string">
            <text:p>4.5</text:p>
          </table:table-cell>
          <table:table-cell office:value-type="string">
            <text:p>5.5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Fri Feb 14 09:00:03 2020</text:p>
          </table:table-cell>
          <table:table-cell office:value-type="string">
            <text:p>99.90</text:p>
          </table:table-cell>
          <table:table-cell office:value-type="string">
            <text:p>3.5</text:p>
          </table:table-cell>
          <table:table-cell office:value-type="string">
            <text:p>5.75</text:p>
          </table:table-cell>
          <table:table-cell office:value-type="string">
            <text:p>7.5</text:p>
          </table:table-cell>
          <table:table-cell office:value-type="string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